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office:value-type="float" office:value="804" calcext:value-type="float">
            <text:p>804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98:.G598])" office:value-type="float" office:value="2066" calcext:value-type="float">
            <text:p>20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9:.G599])" office:value-type="float" office:value="123" calcext:value-type="float">
            <text:p>123</text:p>
          </table:table-cell>
          <table:table-cell table:number-columns-repeated="6"/>
        </table:table-row>
        <table:table-row table:style-name="ro1" table:number-rows-repeated="10479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08:35:31.561261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22T08:37:19.744380894</dc:date>
    <dc:creator>Jesus Castagnetto</dc:creator>
    <meta:editing-duration>P5DT3H58M1S</meta:editing-duration>
    <meta:editing-cycles>408</meta:editing-cycles>
    <meta:generator>LibreOffice/6.4.6.2$Linux_X86_64 LibreOffice_project/40$Build-2</meta:generator>
    <meta:document-statistic meta:table-count="1" meta:cell-count="4351" meta:object-count="0"/>
  </office:meta>
</office:document-meta>
</file>